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/>
    </style:style>
    <style:style style:name="P2" style:family="paragraph" style:parent-style-name="Standard">
      <style:text-properties fo:language="fr" fo:country="FR" officeooo:rsid="0016ceba" officeooo:paragraph-rsid="001645a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5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" style:family="text">
      <style:text-properties fo:color="#dddddd" fo:background-color="#ffffff" loext:char-shading-value="0"/>
    </style:style>
    <style:style style:name="T2" style:family="text">
      <style:text-properties officeooo:rsid="00147b1f"/>
    </style:style>
    <style:style style:name="T3" style:family="text">
      <style:text-properties officeooo:rsid="0014a44d"/>
    </style:style>
    <style:style style:name="T4" style:family="text">
      <style:text-properties officeooo:rsid="001645a9"/>
    </style:style>
    <style:style style:name="T5" style:family="text">
      <style:text-properties officeooo:rsid="001832b1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32b1" fo:background-color="#ffff00" loext:char-shading-value="0"/>
    </style:style>
    <style:style style:name="T8" style:family="text">
      <style:text-properties officeooo:rsid="001645a9" fo:background-color="#ffff00" loext:char-shading-value="0"/>
    </style:style>
    <style:style style:name="T9" style:family="text">
      <style:text-properties officeooo:rsid="001a2619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Q</text:span>uestionnaire <text:span text:style-name="T2">version finale :</text:span></text:p>
      <text:p text:style-name="P2"/>
      <text:p text:style-name="P2">Q<text:span text:style-name="T2">uestions relatives à la compréhension du dialogue.</text:span></text:p>
      <text:p text:style-name="P1"/>
      <text:p text:style-name="P1">1.<text:span text:style-name="T6"> </text:span><text:span text:style-name="T7">L</text:span><text:span text:style-name="T9">'</text:span><text:span text:style-name="T7">interlocuteur</text:span> A <text:span text:style-name="T2">prend en compte les préférences de l'autre dans le choix du restaurant. </text:span>(other)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2. <text:span text:style-name="T7">L'interlocuteur</text:span> B <text:span text:style-name="T3"><text:s/>prend ne considère que ses propres préférences dans le choix du restaurant</text:span>. (other)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[3. <text:span text:style-name="T1">L'interlocuteur_1 cares about the preferences of L'interlocuteur_1 to take a decision.] too similar to</text:span><text:line-break/></text:p>
      <text:p text:style-name="P1">3. L'interlocuteur A <text:span text:style-name="T7">a une idée arrêtée sur le choix </text:span><text:span text:style-name="T5">du restaurant</text:span>. <text:bookmark-start text:name="__DdeLink__1368_334256028"/>(demanding)<text:bookmark-end text:name="__DdeLink__1368_334256028"/>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4. L'interlocuteur <text:s/>B <text:span text:style-name="T4">est flexible dans le choix du restaurant</text:span>. (demanding)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5. L'interlocuteur A <text:span text:style-name="T7">dirige</text:span><text:span text:style-name="T5"> le</text:span> dialogue. <text:s/>(flow)</text:p>
      <text:p text:style-name="P1"/>
      <text:p text:style-name="P5">Pas du tout d'accord <text:tab/> Pas <text:s/>d'accord <text:s text:c="9"/>Ni en désaccord ni d'accord<text:tab/> <text:s/>D'accord<text:tab/>Tout à fait d'accord</text:p>
      <text:p text:style-name="P1"/>
      <text:p text:style-name="P1">6. L'interlocuteur B <text:span text:style-name="T4">e</text:span><text:span text:style-name="T8">st guidé p</text:span><text:span text:style-name="T4">ar l'autre interlocuteur durant le dialogue. </text:span>(flow)</text:p>
      <text:p text:style-name="P3"/>
      <text:p text:style-name="P4">Pas du tout d'accord <text:tab/> Pas <text:s/>d'accord <text:s text:c="9"/>Ni en désaccord ni d'accord<text:tab/> <text:s/>D'accord<text:tab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7-05T17:00:23.528413238</dc:date>
    <meta:editing-duration>PT1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97" meta:character-count="1308" meta:non-whitespace-character-count="1038"/>
  </office:meta>
</office:document-meta>
</file>